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rsid="00033e84" officeooo:paragraph-rsid="00033e84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06eaf7" officeooo:paragraph-rsid="0006eaf7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0773f3" officeooo:paragraph-rsid="000773f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08b650" officeooo:paragraph-rsid="0008b650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0773f3" officeooo:paragraph-rsid="000773f3" fo:background-color="#eeeeee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08b650" officeooo:paragraph-rsid="0008b650" fo:background-color="#eeeeee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fo:font-weight="bold" officeooo:rsid="000773f3" officeooo:paragraph-rsid="000773f3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50%"/>
      <style:text-properties style:font-name="Ubuntu" fo:font-size="13pt" officeooo:rsid="000773f3" officeooo:paragraph-rsid="000773f3" fo:background-color="#eeeeee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11" style:family="paragraph" style:parent-style-name="Heading_20_2">
      <style:paragraph-properties fo:line-height="150%" fo:text-align="center" style:justify-single-word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8b650"/>
    </style:style>
    <style:style style:name="T3" style:family="text">
      <style:text-properties fo:background-color="#eeeee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db.json</text:h>
      <text:p text:style-name="P4">É um arquivo usado para simular uma API REST. Ela funciona como um banco de dados falso, armazenando <text:s/>dados em formato JSON, que podem ser acessados via requisições HTTP como GET, POST, PUT, PATCH e DELETE.</text:p>
      <text:p text:style-name="P4"/>
      <text:p text:style-name="P4">Para utilizar o db.json é preciso instalar o json-server, uma ferramenta utilizada em conjunto:</text:p>
      <text:p text:style-name="P6">npm install json-server </text:p>
      <text:p text:style-name="P2"/>
      <text:p text:style-name="P4">Também é preciso criar um arquivo na raiz do projeto chamado db.json, é ele que vai guardar todos os dados. Os dados que ele armazena é em formato JSON.</text:p>
      <text:p text:style-name="P4"/>
      <text:p text:style-name="P8">No arquivo db.json:</text:p>
      <text:p text:style-name="P6">{ </text:p>
      <text:p text:style-name="P6"><text:span text:style-name="T1"><text:tab/></text:span>“propriedade”: valor </text:p>
      <text:p text:style-name="P6">} </text:p>
      <text:p text:style-name="P3"/>
      <text:p text:style-name="P4">O valor pode ser um array com outros objetos, uma string, numero ou um array. O mais utilizado é um array, que vai guardar objetos.</text:p>
      <text:p text:style-name="P9">{ </text:p>
      <text:p text:style-name="P9"><text:span text:style-name="T1"><text:tab/></text:span>“propriedade”: [ </text:p>
      <text:p text:style-name="P9"><text:span text:style-name="T1"><text:tab/><text:tab/></text:span>{“subPropriedade1”: valor1, “subPropriedade2”: ‘string1’} </text:p>
      <text:p text:style-name="P9"><text:span text:style-name="T1"><text:tab/><text:tab/></text:span>{“subPropriedade3”: {}, “subPropriedade4”: []} </text:p>
      <text:p text:style-name="P9"><text:span text:style-name="T1"><text:tab/></text:span>] </text:p>
      <text:p text:style-name="P9">} </text:p>
      <text:p text:style-name="P3"/>
      <text:p text:style-name="P1"/>
      <text:p text:style-name="P3"/>
      <text:p text:style-name="P4"><text:soft-page-break/>Para iniciar o db.json é preciso <text:span text:style-name="T2">inserir um comando no scripts do peckage.json:</text:span></text:p>
      <text:p text:style-name="P6">“<text:span text:style-name="T2">backend”: “json-server --watch db.json --port 5000” </text:span></text:p>
      <text:p text:style-name="P3"/>
      <text:p text:style-name="P5">Depois no terminal digitar: <text:span text:style-name="T3">npm run backend </text:span></text:p>
      <text:p text:style-name="P1"/>
      <text:p text:style-name="P5">Para acessar uma propriedade especifica basta colocar o nome da propriedade na URL, como se fosse o caminho de um arquivo:</text:p>
      <text:p text:style-name="P7">http://localhost:5000/propriedade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08:04:53.689000000</meta:creation-date>
    <dc:date>2025-05-01T10:04:39.980000000</dc:date>
    <meta:editing-duration>PT10H2M32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1" meta:word-count="178" meta:character-count="1126" meta:non-whitespace-character-count="950"/>
  </office:meta>
</office:document-meta>
</file>